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36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35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table:number-columns-repeated="15"/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  <table:table-cell office:value-type="string">
            <text:p>can_recharge_shield</text:p>
          </table:table-cell>
          <table:table-cell office:value-type="string">
            <text:p>ship_modifier</text:p>
          </table:table-cell>
        </table:table-row>
        <table:table-row table:style-name="ro2">
          <table:table-cell table:number-columns-repeated="7"/>
          <table:table-cell office:value-type="string">
            <text:p>factor</text:p>
          </table:table-cell>
          <table:table-cell office:value-type="string">
            <text:p>modifier</text:p>
          </table:table-cell>
          <table:table-cell table:number-columns-repeated="19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/>
          <table:table-cell office:value-type="string">
            <text:p>ship_fire_rate_mult</text:p>
          </table:table-cell>
        </table:table-row>
        <table:table-row table:style-name="ro1">
          <table:table-cell table:number-columns-repeated="8"/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has_armor_pref</text:p>
          </table:table-cell>
          <table:table-cell office:value-type="string">
            <text:p>is_high_armor_personality</text:p>
          </table:table-cell>
          <table:table-cell office:value-type="string">
            <text:p>has_shield_pref</text:p>
          </table:table-cell>
          <table:table-cell office:value-type="string">
            <text:p>is_low_armor_personality</text:p>
          </table:table-cell>
          <table:table-cell office:value-type="string">
            <text:p>has_marauder_pref_3</text:p>
          </table:table-cell>
          <table:table-cell office:value-type="string">
            <text:p>has_marauder_pref_2</text:p>
          </table:table-cell>
          <table:table-cell office:value-type="string">
            <text:p>has_marauder_pref_1</text:p>
          </table:table-cell>
          <table:table-cell office:value-type="string">
            <text:p>has_integrity_pref_3</text:p>
          </table:table-cell>
          <table:table-cell office:value-type="string">
            <text:p>has_integrity_pref_2</text:p>
          </table:table-cell>
          <table:table-cell office:value-type="string">
            <text:p>has_integrity_pref_1</text:p>
          </table:table-cell>
          <table:table-cell office:value-type="string">
            <text:p>has_cloak_pref_1</text:p>
          </table:table-cell>
          <table:table-cell office:value-type="string">
            <text:p>has_cloak_pref_2</text:p>
          </table:table-cell>
          <table:table-cell office:value-type="string">
            <text:p>has_cloak_pref_3</text:p>
          </table:table-cell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office:value-type="string">
            <text:p>"GFX_ship_part_empty_aux_slot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4</text:p>
          </table:table-cell>
          <table:table-cell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1.5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1</text:p>
          </table:table-cell>
          <table:table-cell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2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86</text:p>
          </table:table-cell>
          <table:table-cell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82</text:p>
          </table:table-cell>
          <table:table-cell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3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51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6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82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34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59</text:p>
          </table:table-cell>
          <table:table-cell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4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59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00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table:number-columns-repeated="12"/>
          <table:table-cell office:value-type="string">
            <text:p>784</text:p>
          </table:table-cell>
          <table:table-cell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5</text:p>
          </table:table-cell>
          <table:table-cell/>
          <table:table-cell office:value-type="string">
            <text:p>yes</text:p>
          </table:table-cell>
          <table:table-cell table:number-columns-repeated="24"/>
        </table:table-row>
        <table:table-row table:style-name="ro1"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5"/>
          <table:table-cell office:value-type="string">
            <text:p>29</text:p>
          </table:table-cell>
          <table:table-cell office:value-type="string">
            <text:p>"NON_DESIGNABLEL_ARMOR_2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table:number-columns-repeated="8"/>
        </table:table-row>
        <table:table-row table:style-name="ro1"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5"/>
          <table:table-cell office:value-type="string">
            <text:p>35</text:p>
          </table:table-cell>
          <table:table-cell office:value-type="string">
            <text:p>"NON_DESIGNABLEL_ARMOR_3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table:number-columns-repeated="8"/>
        </table:table-row>
        <table:table-row table:style-name="ro1"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5"/>
          <table:table-cell office:value-type="string">
            <text:p>39</text:p>
          </table:table-cell>
          <table:table-cell office:value-type="string">
            <text:p>"NON_DESIGNABLEL_ARMOR_4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table:number-columns-repeated="8"/>
        </table:table-row>
        <table:table-row table:style-name="ro1"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5"/>
          <table:table-cell office:value-type="string">
            <text:p>42</text:p>
          </table:table-cell>
          <table:table-cell office:value-type="string">
            <text:p>"NON_DESIGNABLEL_ARMOR_5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table:number-columns-repeated="8"/>
        </table:table-row>
        <table:table-row table:style-name="ro1"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5"/>
          <table:table-cell office:value-type="string">
            <text:p>44</text:p>
          </table:table-cell>
          <table:table-cell table:number-columns-repeated="2"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table:number-columns-repeated="8"/>
        </table:table-row>
        <table:table-row table:style-name="ro1"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ORVETTE_SHIELD_RECHARGER_3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ESTROYER_SHIELD_RECHARGER_3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CRUISER_SHIELD_RECHARGER_3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BATTLESHIP_SHIELD_RECHARGER_3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office:value-type="string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1" }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office:value-type="string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1"/>
          <table:table-cell office:value-type="string">
            <text:p>"DREADNOUGHT_SHIELD_RECHARGER_3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2" }</text:p>
          </table:table-cell>
          <table:table-cell office:value-type="string">
            <text:p>2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1"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office:value-type="string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2.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shield_rechargers_3" }</text:p>
          </table:table-cell>
          <table:table-cell office:value-type="string">
            <text:p>4</text:p>
          </table:table-cell>
          <table:table-cell table:number-columns-repeated="5"/>
          <table:table-cell office:value-type="string">
            <text:p>yes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OCC1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2"/>
        </table:table-row>
        <table:table-row table:style-name="ro2"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CORVETTE_MARAUDER_HULL_CONFIGURATION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9"/>
          <table:table-cell office:value-type="string">
            <text:p>"DESTROYER_MARAUDER_HULL_CONFIGURATION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2]" office:value-type="float" office:value="0.4">
            <text:p>0.4</text:p>
          </table:table-cell>
        </table:table-row>
        <table:table-row table:style-name="ro2"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3]" office:value-type="float" office:value="0.8">
            <text:p>0.8</text:p>
          </table:table-cell>
        </table:table-row>
        <table:table-row table:style-name="ro2"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"CRUISER_MARAUDER_HULL_CONFIGURATION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4]" office:value-type="float" office:value="0.4">
            <text:p>0.4</text:p>
          </table:table-cell>
        </table:table-row>
        <table:table-row table:style-name="ro2"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5]" office:value-type="float" office:value="0.8">
            <text:p>0.8</text:p>
          </table:table-cell>
        </table:table-row>
        <table:table-row table:style-name="ro2"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BATTLESHIP_MARAUDER_HULL_CONFIGURATION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6]" office:value-type="float" office:value="0.4">
            <text:p>0.4</text:p>
          </table:table-cell>
        </table:table-row>
        <table:table-row table:style-name="ro2"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7]" office:value-type="float" office:value="0.8">
            <text:p>0.8</text:p>
          </table:table-cell>
        </table:table-row>
        <table:table-row table:style-name="ro2"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"DREADNOUGHT_MARAUDER_HULL_CONFIGURATION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8]" office:value-type="float" office:value="0.4">
            <text:p>0.4</text:p>
          </table:table-cell>
        </table:table-row>
        <table:table-row table:style-name="ro2"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#delete</text:p>
          </table:table-cell>
          <table:table-cell table:number-columns-repeated="5"/>
          <table:table-cell table:formula="of:=[.AJ139]" office:value-type="float" office:value="0.8">
            <text:p>0.8</text:p>
          </table:table-cell>
        </table:table-row>
        <table:table-row table:style-name="ro2"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CORVETTE_INTEGRITY_FIELD_GENERATO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6"/>
          <table:table-cell office:value-type="string">
            <text:p>"DESTROYER_INTEGRITY_FIELD_GENERATO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7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5"/>
          <table:table-cell office:value-type="string">
            <text:p>"CRUISER_INTEGRITY_FIELD_GENERATO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6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BATTLESHIP_INTEGRITY_FIELD_GENERATO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DREADNOUGHT_INTEGRITY_FIELD_GENERATO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7.5</text:p>
          </table:table-cell>
          <table:table-cell office:value-type="string">
            <text:p>56.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93.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1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MEDIUM_STATION_INTEGRITY_FIELD_GENERATORS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87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2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LARGE_STATION_INTEGRITY_FIELD_GENERATORS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3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4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4"/>
          <table:table-cell office:value-type="string">
            <text:p>"EXTRA_LARGE_STATION_INTEGRITY_FIELD_GENERATORS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7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5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CORVETTE_CLOAKING_FIELD_EMITTERS_2"</text:p>
          </table:table-cell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7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corvet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3"/>
          <table:table-cell office:value-type="string">
            <text:p>"DESTROYER_CLOAKING_FIELD_EMITTERS_2"</text:p>
          </table:table-cell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6</text:p>
          </table:table-cell>
          <table:table-cell table:number-columns-repeated="10"/>
          <table:table-cell office:value-type="string">
            <text:p>yes</text:p>
          </table:table-cell>
          <table:table-cell table:number-columns-repeated="4"/>
          <table:table-cell office:value-type="string">
            <text:p>{ destroyer small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18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2"/>
          <table:table-cell office:value-type="string">
            <text:p>"CRUISER_CLOAKING_FIELD_EMITTERS_2"</text:p>
          </table:table-cell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5</text:p>
          </table:table-cell>
          <table:table-cell table:number-columns-repeated="11"/>
          <table:table-cell office:value-type="string">
            <text:p>yes</text:p>
          </table:table-cell>
          <table:table-cell table:number-columns-repeated="3"/>
          <table:table-cell office:value-type="string">
            <text:p>{ 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36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BATTLESHIP_CLOAKING_FIELD_EMITTERS_2"</text:p>
          </table:table-cell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6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4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battleship large_ship_fallen_empir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72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/>
          <table:table-cell office:value-type="string">
            <text:p>"DREADNOUGHT_CLOAKING_FIELD_EMITTERS_2"</text:p>
          </table:table-cell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12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/>
          <table:table-cell office:value-type="string">
            <text:p>3</text:p>
          </table:table-cell>
          <table:table-cell table:number-columns-repeated="12"/>
          <table:table-cell office:value-type="string">
            <text:p>yes</text:p>
          </table:table-cell>
          <table:table-cell table:number-columns-repeated="2"/>
          <table:table-cell office:value-type="string">
            <text:p>{ dreadnought juggernaut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2.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2.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7.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7.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12.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MEDIUM_STATION_SIEGE_SHIELD_2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MEDIUM_STATION_SIEGE_SHIELD_3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MEDIUM_STATION_SIEGE_SHIELD_4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1200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MEDIUM_STATION_SIEGE_SHIELD_5"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medium military_station_small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20000</text:p>
          </table:table-cell>
          <table:table-cell office:value-type="string">
            <text:p>25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LARGE_STATION_SIEGE_SHIELD_2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LARGE_STATION_SIEGE_SHIELD_3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LARGE_STATION_SIEGE_SHIELD_4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24000</text:p>
          </table:table-cell>
          <table:table-cell office:value-type="string">
            <text:p>3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LARGE_STATION_SIEGE_SHIELD_5"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large military_station_large_fallen_empir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40000</text:p>
          </table:table-cell>
          <table:table-cell office:value-type="string">
            <text:p>5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1</text:p>
          </table:table-cell>
          <table:table-cell table:number-columns-repeated="16"/>
          <table:table-cell office:value-type="string">
            <text:p>"EXTRA_LARGE_STATION_SIEGE_SHIELD_2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"auxiliary_components"</text:p>
          </table:table-cell>
          <table:table-cell office:value-type="string">
            <text:p>1.3</text:p>
          </table:table-cell>
          <table:table-cell table:number-columns-repeated="16"/>
          <table:table-cell office:value-type="string">
            <text:p>"EXTRA_LARGE_STATION_SIEGE_SHIELD_3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"auxiliary_components"</text:p>
          </table:table-cell>
          <table:table-cell office:value-type="string">
            <text:p>1.6</text:p>
          </table:table-cell>
          <table:table-cell table:number-columns-repeated="16"/>
          <table:table-cell office:value-type="string">
            <text:p>"EXTRA_LARGE_STATION_SIEGE_SHIELD_4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48000</text:p>
          </table:table-cell>
          <table:table-cell office:value-type="string">
            <text:p>6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400</text:p>
          </table:table-cell>
          <table:table-cell office:value-type="string">
            <text:p>"auxiliary_components"</text:p>
          </table:table-cell>
          <table:table-cell office:value-type="string">
            <text:p>1.9</text:p>
          </table:table-cell>
          <table:table-cell table:number-columns-repeated="16"/>
          <table:table-cell office:value-type="string">
            <text:p>"EXTRA_LARGE_STATION_SIEGE_SHIELD_5"</text:p>
          </table:table-cell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64000</text:p>
          </table:table-cell>
          <table:table-cell office:value-type="string">
            <text:p>80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"auxiliary_components"</text:p>
          </table:table-cell>
          <table:table-cell office:value-type="string">
            <text:p>2</text:p>
          </table:table-cell>
          <table:table-cell table:number-columns-repeated="17"/>
          <table:table-cell office:value-type="string">
            <text:p>{ military_station_extra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80000</text:p>
          </table:table-cell>
          <table:table-cell office:value-type="string">
            <text:p>100</text:p>
          </table:table-cell>
          <table:table-cell office:value-type="string">
            <text:p>y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2/03/2018</text:date>, <text:time>20:2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2-03T20:21:45.73</dc:date>
    <dc:creator>David </dc:creator>
    <meta:editing-duration>PT8M51S</meta:editing-duration>
    <meta:editing-cycles>2</meta:editing-cycles>
    <meta:document-statistic meta:table-count="1" meta:cell-count="2121" meta:object-count="0"/>
  </office:meta>
</office:document-meta>
</file>